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4B063BF812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2cm"/>
    </style:style>
    <style:style style:name="gr2" style:family="graphic">
      <style:graphic-properties style:protect="size"/>
    </style:style>
    <style:style style:name="pr1" style:family="presentation" style:parent-style-name="template-title">
      <style:graphic-properties svg:stroke-color="#000000" fo:min-height="2.791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fo:min-height="3.005cm"/>
    </style:style>
    <style:style style:name="pr4" style:family="presentation" style:parent-style-name="template-outline1">
      <style:graphic-properties draw:stroke="none" draw:fill="none" fo:min-height="11.879cm"/>
    </style:style>
    <style:style style:name="pr5" style:family="presentation" style:parent-style-name="template-notes">
      <style:graphic-properties draw:fill-color="#ffffff" fo:min-height="13.364cm"/>
    </style:style>
    <style:style style:name="pr6" style:family="presentation" style:parent-style-name="template-title">
      <style:graphic-properties draw:auto-grow-height="true" fo:min-height="3.005cm"/>
    </style:style>
    <style:style style:name="pr7" style:family="presentation" style:parent-style-name="template-outline1">
      <style:graphic-properties draw:auto-grow-height="true" fo:min-height="11.879cm"/>
    </style:style>
    <style:style style:name="pr8" style:family="presentation" style:parent-style-name="template-outline1">
      <style:graphic-properties fo:min-height="11.8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4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4.299cm" svg:height="2.791cm" svg:x="1.446cm" svg:y="6cm" presentation:class="title" presentation:user-transformed="true">
          <draw:text-box>
            <text:p text:style-name="P1"><text:span text:style-name="T1">计算机软件和网络</text:span></text:p>
          </draw:text-box>
        </draw:frame>
        <draw:frame draw:style-name="gr1" draw:text-style-name="P4" draw:layer="layout" svg:width="19.864cm" svg:height="2.499cm" svg:x="3.375cm" svg:y="10.714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 presentation:user-transformed="true">
          <draw:text-box>
            <text:p>Summary</text:p>
          </draw:text-box>
        </draw:frame>
        <draw:frame presentation:style-name="pr4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计算机软件分类</text:p>
              </text:list-item>
              <text:list-item>
                <text:p>计算机网络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99cm" svg:height="3.005cm" svg:x="1.254cm" svg:y="0.424cm" presentation:class="title" presentation:user-transformed="true">
          <draw:text-box>
            <text:p>计算机软件分类</text:p>
          </draw:text-box>
        </draw:frame>
        <draw:frame presentation:style-name="pr7" draw:layer="layout" svg:width="24.299cm" svg:height="11.879cm" svg:x="1.35cm" svg:y="4.212cm" presentation:class="outline">
          <draw:text-box>
            <text:list text:style-name="L2">
              <text:list-item>
                <text:p>系统软件</text:p>
              </text:list-item>
              <text:list-item>
                <text:p>应用软件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系统软件</text:p>
          </draw:text-box>
        </draw:frame>
        <draw:frame presentation:style-name="pr8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操作系统:对计算机软硬件进行管理的系统</text:p>
                <text:list>
                  <text:list-item>
                    <text:p>UNIX</text:p>
                  </text:list-item>
                  <text:list-item>
                    <text:p>DOS</text:p>
                  </text:list-item>
                  <text:list-item>
                    <text:p>Windows系列: <text:line-break/>Windows 95, Windows 98, Windows me, Windows 2000, Windows XP, Windows Vista, <text:line-break/>Windows 7</text:p>
                  </text:list-item>
                  <text:list-item>
                    <text:p>Linux: Ubuntu, Fedora, Suse, RedHat, ArchLinux, Gentoo</text:p>
                  </text:list-item>
                  <text:list-item>
                    <text:p>BSD: OpenBSD, NetBS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系统软件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数据库系统</text:p>
                <text:list>
                  <text:list-item>
                    <text:p>Oracle</text:p>
                  </text:list-item>
                  <text:list-item>
                    <text:p>DB2 (IBM)</text:p>
                  </text:list-item>
                  <text:list-item>
                    <text:p>SyBase, Informix</text:p>
                  </text:list-item>
                  <text:list-item>
                    <text:p>MySQL, Postgre SQL</text:p>
                  </text:list-item>
                  <text:list-item>
                    <text:p>Access</text:p>
                  </text:list-item>
                  <text:list-item>
                    <text:p>Foxbase</text:p>
                  </text:list-item>
                </text:list>
              </text:list-item>
              <text:list-item>
                <text:p>编译器和解释器等各类开发支持软件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 presentation:use-footer-name="ftr1" presentation:use-date-time-name="dtd1">
        <draw:frame presentation:style-name="pr3" draw:layer="layout" svg:width="24.299cm" svg:height="3.005cm" svg:x="1.254cm" svg:y="0.424cm" presentation:class="title">
          <draw:text-box>
            <text:p>应用软件</text:p>
          </draw:text-box>
        </draw:frame>
        <draw:frame presentation:style-name="pr8" draw:layer="layout" svg:width="24.299cm" svg:height="12.719cm" svg:x="1.35cm" svg:y="4.212cm" presentation:class="outline" presentation:user-transformed="true">
          <draw:text-box>
            <text:list text:style-name="L2">
              <text:list-item>
                <text:p>Office办公软件</text:p>
                <text:list>
                  <text:list-item>
                    <text:p>Word</text:p>
                  </text:list-item>
                  <text:list-item>
                    <text:p>Excel</text:p>
                  </text:list-item>
                  <text:list-item>
                    <text:p>PowerPoint</text:p>
                  </text:list-item>
                </text:list>
              </text:list-item>
              <text:list-item>
                <text:p>浏览器</text:p>
                <text:list>
                  <text:list-item>
                    <text:p>Internet Explorer (IE)</text:p>
                  </text:list-item>
                  <text:list-item>
                    <text:p>Firefox</text:p>
                  </text:list-item>
                  <text:list-item>
                    <text:p>Chrome</text:p>
                  </text:list-item>
                  <text:list-item>
                    <text:p>Ope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 presentation:use-footer-name="ftr1" presentation:use-date-time-name="dtd1">
        <draw:frame presentation:style-name="pr3" draw:layer="layout" svg:width="24.299cm" svg:height="3.005cm" svg:x="1.254cm" svg:y="0.424cm" presentation:class="title">
          <draw:text-box>
            <text:p>应用软件</text:p>
          </draw:text-box>
        </draw:frame>
        <draw:frame presentation:style-name="pr8" draw:layer="layout" svg:width="24.299cm" svg:height="12.85cm" svg:x="1.35cm" svg:y="4.212cm" presentation:class="outline" presentation:user-transformed="true">
          <draw:text-box>
            <text:list text:style-name="L2">
              <text:list-item>
                <text:p>文本编辑器</text:p>
                <text:list>
                  <text:list-item>
                    <text:p>Vim</text:p>
                  </text:list-item>
                  <text:list-item>
                    <text:p>Emacs</text:p>
                  </text:list-item>
                  <text:list-item>
                    <text:p>Notepad（记事本）</text:p>
                  </text:list-item>
                  <text:list-item>
                    <text:p>…...</text:p>
                  </text:list-item>
                </text:list>
              </text:list-item>
              <text:list-item>
                <text:p>即时通讯软件(IM)</text:p>
                <text:list>
                  <text:list-item>
                    <text:p>QQ</text:p>
                  </text:list-item>
                  <text:list-item>
                    <text:p>Gtalk</text:p>
                  </text:list-item>
                  <text:list-item>
                    <text:p>MS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计算机网络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网络通讯协议</text:p>
              </text:list-item>
              <text:list-item>
                <text:p>IP地址</text:p>
              </text:list-item>
              <text:list-item>
                <text:p>计算机病毒</text:p>
              </text:list-item>
              <text:list-item>
                <text:p>搜索引擎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网络通讯协议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网络通讯协议是计算机交谈使用的语言</text:p>
              </text:list-item>
              <text:list-item>
                <text:p>常用的网络通讯协议</text:p>
                <text:list>
                  <text:list-item>
                    <text:p>HTTP 超文本传输协议</text:p>
                  </text:list-item>
                  <text:list-item>
                    <text:p>FTP 文件传输协议</text:p>
                  </text:list-item>
                  <text:list-item>
                    <text:p>SMTP, POP3 收发邮件</text:p>
                  </text:list-item>
                  <text:list-item>
                    <text:p>TCP, UDP (TCP/IP) 网络链接</text:p>
                  </text:list-item>
                  <text:list-item>
                    <text:p>TELNET, SSH 远程控制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网页和电子邮件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网页就是将信息利用HTTP协议传输的文件</text:p>
              </text:list-item>
              <text:list-item>
                <text:p>电子邮件是一个文件</text:p>
              </text:list-item>
              <text:list-item>
                <text:p>电子邮件的命名规则</text:p>
                <text:list>
                  <text:list-item>
                    <text:p>用户名@网站域名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 presentation:user-transformed="true">
          <draw:text-box>
            <text:p>IP地址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网络上的每台计算机都有一个IP地址</text:p>
              </text:list-item>
              <text:list-item>
                <text:p>IP地址分为网络号和主机号两个部分</text:p>
              </text:list-item>
              <text:list-item>
                <text:p>IP地址由4组数字组成</text:p>
              </text:list-item>
              <text:list-item>
                <text:p>每组数字都是0～255之间的整数，用点分割</text:p>
              </text:list-item>
              <text:list-item>
                <text:p>例如：</text:p>
                <text:list>
                  <text:list-item>
                    <text:p>192.168.1.25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计算机病毒</text:p>
          </draw:text-box>
        </draw:frame>
        <draw:frame presentation:style-name="pr8" draw:layer="layout" svg:width="24.299cm" svg:height="12.339cm" svg:x="1.35cm" svg:y="4.212cm" presentation:class="outline" presentation:user-transformed="true">
          <draw:text-box>
            <text:list text:style-name="L2">
              <text:list-item>
                <text:p>计算机病毒是一个计算机程序</text:p>
              </text:list-item>
              <text:list-item>
                <text:p>目的就是破坏计算机数据，影响使用者使用</text:p>
              </text:list-item>
              <text:list-item>
                <text:p>特征</text:p>
                <text:list>
                  <text:list-item>
                    <text:p>潜伏性</text:p>
                  </text:list-item>
                  <text:list-item>
                    <text:p>隐蔽性</text:p>
                  </text:list-item>
                  <text:list-item>
                    <text:p>传染性</text:p>
                  </text:list-item>
                  <text:list-item>
                    <text:p>破坏性</text:p>
                  </text:list-item>
                  <text:list-item>
                    <text:p>触发性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搜索引擎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专门搜索网络信息的网站</text:p>
              </text:list-item>
              <text:list-item>
                <text:p>著名的搜索引擎</text:p>
                <text:list>
                  <text:list-item>
                    <text:p>Google 谷歌</text:p>
                  </text:list-item>
                  <text:list-item>
                    <text:p>Yahoo! 雅虎</text:p>
                  </text:list-item>
                  <text:list-item>
                    <text:p>百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8ae234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27cm" fo:margin-right="0cm" fo:margin-top="0cm" fo:margin-bottom="0.428cm" fo:text-indent="-0.77cm"/>
      <style:text-properties fo:color="#ffffff" style:text-outline="false" style:text-line-through-style="none" fo:font-family="'Nimbus Roman No9 L'" style:font-family-generic="roman" style:font-pitch="variable" fo:font-size="27.3999996185303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055cm" fo:margin-right="0cm" fo:margin-top="0cm" fo:margin-bottom="0.342cm" fo:text-indent="-0.685cm"/>
      <style:text-properties fo:color="#ffffff" fo:font-family="'Nimbus Roman No9 L'" style:font-family-generic="roman" style:font-pitch="variable" fo:font-size="24pt" style:font-size-asian="28pt" style:font-size-complex="28pt"/>
    </style:style>
    <style:style style:name="template-outline3" style:family="presentation" style:parent-style-name="template-outline2">
      <style:paragraph-properties fo:margin-left="3.085cm" fo:margin-right="0cm" fo:margin-top="0cm" fo:margin-bottom="0.257cm" fo:text-indent="-0.514cm"/>
      <style:text-properties fo:color="#ffffff" fo:font-family="'Nimbus Roman No9 L'" style:font-family-generic="roman" style:font-pitch="variable" fo:font-size="20.6000003814697pt" style:font-size-asian="24pt" style:font-size-complex="24pt"/>
    </style:style>
    <style:style style:name="template-outline4" style:family="presentation" style:parent-style-name="template-outline3">
      <style:paragraph-properties fo:margin-left="4.113cm" fo:margin-right="0cm" fo:margin-top="0cm" fo:margin-bottom="0.171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5" style:family="presentation" style:parent-style-name="template-outline4">
      <style:paragraph-properties fo:margin-left="5.141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6" style:family="presentation" style:parent-style-name="template-outline5">
      <style:paragraph-properties fo:margin-left="6.169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7" style:family="presentation" style:parent-style-name="template-outline6">
      <style:paragraph-properties fo:margin-left="7.198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8" style:family="presentation" style:parent-style-name="template-outline7">
      <style:paragraph-properties fo:margin-left="8.226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9" style:family="presentation" style:parent-style-name="template-outline8">
      <style:paragraph-properties fo:margin-left="9.254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37.7000007629395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>
      <style:graphic-properties draw:fill-color="#ffffff"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3cm" svg:height="4.962cm" svg:x="1.561cm" svg:y="2.049cm"/>
      <draw:page-thumbnail draw:layer="backgroundobjects" svg:width="7.443cm" svg:height="4.962cm" svg:x="1.561cm" svg:y="8.012cm"/>
      <draw:page-thumbnail draw:layer="backgroundobjects" svg:width="7.443cm" svg:height="4.962cm" svg:x="1.561cm" svg:y="13.975cm"/>
      <draw:page-thumbnail draw:layer="backgroundobjects" svg:width="7.443cm" svg:height="4.962cm" svg:x="11.128cm" svg:y="2.049cm"/>
      <draw:page-thumbnail draw:layer="backgroundobjects" svg:width="7.443cm" svg:height="4.962cm" svg:x="11.128cm" svg:y="8.012cm"/>
      <draw:page-thumbnail draw:layer="backgroundobjects" svg:width="7.443cm" svg:height="4.962cm" svg:x="11.128cm" svg:y="13.975cm"/>
      <draw:page-thumbnail draw:layer="backgroundobjects" svg:width="7.443cm" svg:height="4.962cm" svg:x="20.695cm" svg:y="2.049cm"/>
      <draw:page-thumbnail draw:layer="backgroundobjects" svg:width="7.443cm" svg:height="4.962cm" svg:x="20.695cm" svg:y="8.012cm"/>
      <draw:page-thumbnail draw:layer="backgroundobjects" svg:width="7.443cm" svg:height="4.962cm" svg:x="20.695cm" svg:y="13.975cm"/>
    </style:handout-master>
    <style:master-page style:name="template" style:page-layout-name="PM1" draw:style-name="Mdp1">
      <draw:frame presentation:style-name="Mpr1" draw:text-style-name="MP3" draw:layer="backgroundobjects" svg:width="24.299cm" svg:height="3.005cm" svg:x="1.254cm" svg:y="0.42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0.857cm" svg:x="1.424cm" svg:y="17.142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558cm" svg:height="0.857cm" svg:x="9.281cm" svg:y="17.142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446cm" svg:height="0.857cm" svg:x="24.589cm" svg:y="16.714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 LibreOffice_project/360m1$Build-102</meta:generator>
    <meta:creation-date>2011-09-27T16:46:25</meta:creation-date>
    <dc:language>fi-FI</dc:language>
    <meta:editing-cycles>29</meta:editing-cycles>
    <meta:editing-duration>PT5H19M34S</meta:editing-duration>
    <meta:initial-creator>Richard Ma</meta:initial-creator>
    <dc:date>2012-10-19T21:34:05</dc:date>
    <dc:creator>richardma </dc:creator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libreoffice/3/user/template/fhlnoip_template.otp"/>
  </office:meta>
</office:document-meta>
</file>